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D000001ADB28A4FA3.png" manifest:media-type=""/>
  <manifest:file-entry manifest:full-path="Pictures/1000000000000267000001511D0D2CEF.png" manifest:media-type=""/>
  <manifest:file-entry manifest:full-path="Pictures/100000000000032000000258931F8343.png" manifest:media-type=""/>
  <manifest:file-entry manifest:full-path="Pictures/100000000000013B0000002609FCA551.png" manifest:media-type=""/>
  <manifest:file-entry manifest:full-path="Pictures/10000000000000A6000000667C24D865.png" manifest:media-type=""/>
  <manifest:file-entry manifest:full-path="Pictures/10000000000001740000015748E38EB6.png" manifest:media-type=""/>
  <manifest:file-entry manifest:full-path="Pictures/10000000000000BD000000A472D02642.png" manifest:media-type=""/>
  <manifest:file-entry manifest:full-path="Pictures/100000000000012F0000004E67319F4D.png" manifest:media-type=""/>
  <manifest:file-entry manifest:full-path="Pictures/10000000000001EE000000DE1CC800AC.png" manifest:media-type=""/>
  <manifest:file-entry manifest:full-path="Pictures/10000000000001ED000000852B6187C1.png" manifest:media-type=""/>
  <manifest:file-entry manifest:full-path="Pictures/10000000000003DE00000190FAA00D4A.png" manifest:media-type=""/>
  <manifest:file-entry manifest:full-path="Pictures/10000000000000B0000000361B699796.png" manifest:media-type=""/>
  <manifest:file-entry manifest:full-path="Pictures/100000000000035F000001A5F3011DDB.png" manifest:media-type=""/>
  <manifest:file-entry manifest:full-path="Pictures/10000000000000F0000000BA42E14165.png" manifest:media-type=""/>
  <manifest:file-entry manifest:full-path="Pictures/100000000000019A000000A3A8C58040.png" manifest:media-type=""/>
  <manifest:file-entry manifest:full-path="Pictures/100000000000019C000001F6664F0194.png" manifest:media-type=""/>
  <manifest:file-entry manifest:full-path="Pictures/100000000000011F000000D8998AE9BD.png" manifest:media-type=""/>
  <manifest:file-entry manifest:full-path="Pictures/100000000000022800000076FA6673E6.png" manifest:media-type=""/>
  <manifest:file-entry manifest:full-path="Pictures/100000000000003A00000025FB2A577B.png" manifest:media-type=""/>
  <manifest:file-entry manifest:full-path="Pictures/10000000000000EA000000D95A9D8639.png" manifest:media-type=""/>
  <manifest:file-entry manifest:full-path="Pictures/100000000000019A00000088C2E22926.png" manifest:media-type=""/>
  <manifest:file-entry manifest:full-path="Pictures/10000000000000590000002590170897.png" manifest:media-type=""/>
  <manifest:file-entry manifest:full-path="Pictures/10000000000000750000003ABEB2C5E3.png" manifest:media-type=""/>
  <manifest:file-entry manifest:full-path="Pictures/1000000000000334000001853BDA72A7.png" manifest:media-type=""/>
  <manifest:file-entry manifest:full-path="Pictures/100000000000018B00000101125F383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draw:fill="none" fo:min-height="3.1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paper-title">
      <style:graphic-properties fo:min-height="3.506cm"/>
    </style:style>
    <style:style style:name="pr2" style:family="presentation" style:parent-style-name="lyt-paper-subtitle">
      <style:graphic-properties draw:fill-color="#ffffff" fo:min-height="2.69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draw:stroke="none" draw:fill="none" fo:min-height="1.738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12.18cm"/>
    </style:style>
    <style:style style:name="pr7" style:family="presentation" style:parent-style-name="lyt-paper-notes">
      <style:graphic-properties draw:fill-color="#ffffff" fo:min-height="13.364cm"/>
    </style:style>
    <style:style style:name="pr8" style:family="presentation" style:parent-style-name="lyt-paper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44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style:font-size-asian="28.1000003814697pt"/>
    </style:style>
    <style:style style:name="P6" style:family="paragraph">
      <style:text-properties fo:font-size="24pt" style:font-size-asian="32pt" style:font-size-complex="32pt"/>
    </style:style>
    <style:style style:name="P7" style:family="paragraph">
      <style:text-properties fo:font-size="18pt" style:font-size-asian="18pt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  <style:text-properties fo:color="#ff420e" fo:font-size="28pt" style:font-size-asian="28pt" style:font-size-complex="28pt"/>
    </style:style>
    <style:style style:name="P10" style:family="paragraph">
      <style:text-properties fo:color="#0000ff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11" style:family="paragraph">
      <style:text-properties fo:color="#000000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12" style:family="paragraph">
      <style:paragraph-properties fo:text-align="center"/>
      <style:text-properties fo:font-size="14pt" style:font-size-asian="14pt" style:font-size-complex="18pt"/>
    </style:style>
    <style:style style:name="T1" style:family="text">
      <style:text-properties style:font-size-asian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18pt" style:font-size-asian="18pt"/>
    </style:style>
    <style:style style:name="T5" style:family="text">
      <style:text-properties fo:color="#ff420e" fo:font-size="28pt" style:font-size-asian="28pt" style:font-size-complex="28pt"/>
    </style:style>
    <style:style style:name="T6" style:family="text">
      <style:text-properties fo:color="#0000ff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7" style:family="text">
      <style:text-properties fo:color="#000000"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8" style:family="text">
      <style:text-properties fo:font-size="14pt" style:font-size-asian="14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layer="layout" svg:width="25.199cm" svg:height="3.506cm" svg:x="1.001cm" svg:y="5.694cm" presentation:class="title" presentation:user-transformed="true">
          <draw:text-box>
            <text:p>計算語言學簡介</text:p>
          </draw:text-box>
        </draw:frame>
        <draw:frame presentation:style-name="pr2" draw:layer="layout" svg:width="24.639cm" svg:height="2.693cm" svg:x="1.4cm" svg:y="14.4cm" presentation:class="subtitle" presentation:user-transformed="true">
          <draw:text-box>
            <text:p>陳鍾誠 於金門大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計算語言學=計算+ 語言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5.4cm" svg:y1="9.8cm" svg:x2="12.4cm" svg:y2="12.6cm">
          <text:p/>
        </draw:line>
        <draw:frame presentation:style-name="pr4" draw:text-style-name="P2" draw:layer="layout" svg:width="3.609cm" svg:height="1.738cm" svg:x="3.2cm" svg:y="10.6cm">
          <draw:text-box>
            <text:p><text:span text:style-name="T1">計算</text:span></text:p>
          </draw:text-box>
        </draw:frame>
        <draw:frame presentation:style-name="pr4" draw:text-style-name="P2" draw:layer="layout" svg:width="3.609cm" svg:height="1.738cm" svg:x="16.8cm" svg:y="10.862cm">
          <draw:text-box>
            <text:p><text:span text:style-name="T1">語言</text:span></text:p>
          </draw:text-box>
        </draw:frame>
        <draw:frame draw:style-name="gr4" draw:text-style-name="P3" draw:layer="layout" svg:width="5.779cm" svg:height="3.629cm" svg:x="16.4cm" svg:y="5.8cm">
          <draw:text-box>
            <text:p><text:span text:style-name="T2">輸入語言</text:span><text:span text:style-name="T2"><text:line-break/></text:span><text:span text:style-name="T2">(</text:span><text:span text:style-name="T2">文字串</text:span><text:span text:style-name="T2">)</text:span></text:p>
          </draw:text-box>
        </draw:frame>
        <draw:frame draw:style-name="gr4" draw:text-style-name="P4" draw:layer="layout" svg:width="15.939cm" svg:height="3.629cm" svg:x="4.061cm" svg:y="16cm">
          <draw:text-box>
            <text:p text:style-name="P1"><text:span text:style-name="T2">輸出結果</text:span></text:p>
            <text:p text:style-name="P1"><text:span text:style-name="T2">(</text:span><text:span text:style-name="T2">文字、聲音、影像、動作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計算 + 語言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5.4cm" svg:y1="9.8cm" svg:x2="12.4cm" svg:y2="12.6cm">
          <text:p/>
        </draw:line>
        <draw:frame presentation:style-name="pr4" draw:layer="layout" svg:width="3.609cm" svg:height="1.738cm" svg:x="3.2cm" svg:y="10.6cm">
          <draw:text-box>
            <text:p>計算</text:p>
          </draw:text-box>
        </draw:frame>
        <draw:frame presentation:style-name="pr4" draw:layer="layout" svg:width="3.609cm" svg:height="1.738cm" svg:x="16.8cm" svg:y="10.862cm">
          <draw:text-box>
            <text:p>語言</text:p>
          </draw:text-box>
        </draw:frame>
        <draw:frame draw:style-name="gr4" draw:text-style-name="P3" draw:layer="layout" svg:width="8.338cm" svg:height="1.673cm" svg:x="16.4cm" svg:y="5.8cm">
          <draw:text-box>
            <text:p><text:span text:style-name="T2">This is a book</text:span></text:p>
          </draw:text-box>
        </draw:frame>
        <draw:frame draw:style-name="gr4" draw:text-style-name="P3" draw:layer="layout" svg:width="6.852cm" svg:height="1.94cm" svg:x="8.348cm" svg:y="17.06cm">
          <draw:text-box>
            <text:p><text:span text:style-name="T2">這是一本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Latex 轉數學式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5.4cm" svg:y1="9.8cm" svg:x2="12.4cm" svg:y2="12.6cm">
          <text:p/>
        </draw:line>
        <draw:frame draw:style-name="gr5" draw:text-style-name="P6" draw:layer="layout" svg:width="12cm" svg:height="1.195cm" svg:x="12.8cm" svg:y="6.917cm">
          <draw:text-box>
            <text:p><text:span text:style-name="T3">c_k = \frac{f^k(0)}{k!}</text:span></text:p>
          </draw:text-box>
        </draw:frame>
        <draw:frame draw:style-name="gr2" draw:text-style-name="P1" draw:layer="layout" svg:width="8.391cm" svg:height="4.297cm" svg:x="8.009cm" svg:y="16.303cm">
          <draw:image xlink:href="Pictures/10000000000000A6000000667C24D8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wiki 格式轉 HTML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2cm" svg:y1="10.12cm" svg:x2="10.2cm" svg:y2="12.6cm">
          <text:p/>
        </draw:line>
        <draw:line draw:style-name="gr3" draw:text-style-name="P1" draw:layer="layout" svg:x1="11.4cm" svg:y1="13cm" svg:x2="11.4cm" svg:y2="15.6cm">
          <text:p/>
        </draw:line>
        <draw:line draw:style-name="gr3" draw:text-style-name="P1" draw:layer="layout" svg:x1="14.6cm" svg:y1="10.8cm" svg:x2="12.4cm" svg:y2="12.6cm">
          <text:p/>
        </draw:line>
        <draw:frame draw:style-name="gr6" draw:text-style-name="P7" draw:layer="layout" svg:width="12.317cm" svg:height="6.619cm" svg:x="14.6cm" svg:y="4.8cm">
          <draw:text-box>
            <text:p><text:span text:style-name="T4">== </text:span><text:span text:style-name="T4">電子计算器 </text:span><text:span text:style-name="T4">==</text:span></text:p>
            <text:p><text:span text:style-name="T4">過去有些计算器像是今日的</text:span><text:span text:style-name="T4">[[</text:span><text:span text:style-name="T4">電腦</text:span><text:span text:style-name="T4">]]</text:span><text:span text:style-name="T4">一樣大，第一個</text:span><text:span text:style-name="T4">[[</text:span><text:span text:style-name="T4">計算機硬體歷史</text:span><text:span text:style-name="T4">|</text:span><text:span text:style-name="T4">機械计算器</text:span><text:span text:style-name="T4">]]</text:span><text:span text:style-name="T4">是桌上型機械裝置，但很快被桌上型電力機械计算器取代，之後又被</text:span><text:span text:style-name="T4">[[</text:span><text:span text:style-name="T4">真空管</text:span><text:span text:style-name="T4">]]</text:span><text:span text:style-name="T4">、</text:span><text:span text:style-name="T4">[[</text:span><text:span text:style-name="T4">電晶體</text:span><text:span text:style-name="T4">]]</text:span><text:span text:style-name="T4">、</text:span><text:span text:style-name="T4">[[</text:span><text:span text:style-name="T4">積體電路</text:span><text:span text:style-name="T4">]]</text:span><text:span text:style-name="T4">邏輯線路等材料依序取代。今日大部分计算器是掌上型微電子裝置。</text:span></text:p>
          </draw:text-box>
        </draw:frame>
        <draw:frame draw:style-name="gr2" draw:text-style-name="P1" draw:layer="layout" svg:width="18.204cm" svg:height="4.92cm" svg:x="5.2cm" svg:y="15.68cm">
          <draw:image xlink:href="Pictures/100000000000022800000076FA6673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編譯：C 語言轉機器碼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9.8cm" svg:x2="11.6cm" svg:y2="12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11.8cm" svg:height="7.6cm" svg:x="6.6cm" svg:y="13cm">
          <draw:image xlink:href="Pictures/100000000000011F000000D8998AE9BD.png" xlink:type="simple" xlink:show="embed" xlink:actuate="onLoad">
            <text:p/>
          </draw:image>
        </draw:frame>
        <draw:frame draw:style-name="gr2" draw:text-style-name="P1" draw:layer="layout" svg:width="10.45cm" svg:height="6.799cm" svg:x="15.95cm" svg:y="4.601cm">
          <draw:image xlink:href="Pictures/100000000000018B00000101125F3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1">
        <draw:frame presentation:style-name="pr5" draw:layer="layout" svg:width="5.8cm" svg:height="3.506cm" svg:x="2cm" svg:y="1.637cm" presentation:class="title" presentation:user-transformed="true">
          <draw:text-box>
            <text:p>編譯<text:line-break/>流程</text:p>
          </draw:text-box>
        </draw:frame>
        <draw:frame draw:style-name="gr2" draw:text-style-name="P1" draw:layer="layout" svg:width="17.1cm" svg:height="19.081cm" svg:x="8.5cm" svg:y="1.4cm">
          <draw:image xlink:href="Pictures/100000000000019C000001F6664F01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組譯：組合語言轉機器碼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9.8cm" svg:x2="11.6cm" svg:y2="12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9cm" svg:height="7.54cm" svg:x="15.6cm" svg:y="4.8cm">
          <draw:image xlink:href="Pictures/10000000000000EA000000D95A9D8639.png" xlink:type="simple" xlink:show="embed" xlink:actuate="onLoad">
            <text:p/>
          </draw:image>
        </draw:frame>
        <draw:frame draw:style-name="gr2" draw:text-style-name="P1" draw:layer="layout" svg:width="11.8cm" svg:height="7.6cm" svg:x="6.6cm" svg:y="13cm">
          <draw:image xlink:href="Pictures/100000000000011F000000D8998AE9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翻譯：英文轉中文</text:p>
          </draw:text-box>
        </draw:frame>
        <draw:frame draw:style-name="gr2" draw:text-style-name="P1" draw:layer="layout" svg:width="6.349cm" svg:height="4.92cm" svg:x="0.6cm" svg:y="5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6.149cm" svg:y1="6.72cm" svg:x2="9.149cm" svg:y2="9.2cm">
          <text:p/>
        </draw:line>
        <draw:line draw:style-name="gr3" draw:text-style-name="P1" draw:layer="layout" svg:x1="9.8cm" svg:y1="9.6cm" svg:x2="9.8cm" svg:y2="12.2cm">
          <text:p/>
        </draw:line>
        <draw:line draw:style-name="gr3" draw:text-style-name="P1" draw:layer="layout" svg:x1="13.4cm" svg:y1="6.6cm" svg:x2="10.4cm" svg:y2="9.4cm">
          <text:p/>
        </draw:line>
        <draw:frame draw:style-name="gr2" draw:text-style-name="P1" draw:layer="layout" svg:width="14.4cm" svg:height="6.273cm" svg:x="13.6cm" svg:y="4.727cm">
          <draw:image xlink:href="Pictures/10000000000001EE000000DE1CC800AC.png" xlink:type="simple" xlink:show="embed" xlink:actuate="onLoad">
            <text:p/>
          </draw:image>
        </draw:frame>
        <draw:frame draw:style-name="gr2" draw:text-style-name="P1" draw:layer="layout" svg:width="18.843cm" svg:height="5.318cm" svg:x="2.8cm" svg:y="13.882cm">
          <draw:image xlink:href="Pictures/10000000000001ED000000852B618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1">
        <draw:frame presentation:style-name="pr5" draw:layer="layout" svg:width="24cm" svg:height="3.506cm" svg:x="2cm" svg:y="1.637cm" presentation:class="title" presentation:user-transformed="true">
          <draw:text-box>
            <text:p>Google 翻譯：英翻中</text:p>
          </draw:text-box>
        </draw:frame>
        <draw:frame draw:style-name="gr2" draw:text-style-name="P1" draw:layer="layout" svg:width="22.78cm" svg:height="11.35cm" svg:x="2.62cm" svg:y="5.65cm">
          <draw:image xlink:href="Pictures/100000000000035D000001ADB28A4F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翻譯：中文轉英文</text:p>
          </draw:text-box>
        </draw:frame>
        <draw:frame draw:style-name="gr2" draw:text-style-name="P1" draw:layer="layout" svg:width="6.349cm" svg:height="4.92cm" svg:x="0.6cm" svg:y="5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6.149cm" svg:y1="6.72cm" svg:x2="9.149cm" svg:y2="9.2cm">
          <text:p/>
        </draw:line>
        <draw:line draw:style-name="gr3" draw:text-style-name="P1" draw:layer="layout" svg:x1="9.8cm" svg:y1="9.6cm" svg:x2="9.8cm" svg:y2="12.2cm">
          <text:p/>
        </draw:line>
        <draw:line draw:style-name="gr3" draw:text-style-name="P1" draw:layer="layout" svg:x1="13.4cm" svg:y1="6.6cm" svg:x2="10.4cm" svg:y2="9.4cm">
          <text:p/>
        </draw:line>
        <draw:frame draw:style-name="gr2" draw:text-style-name="P1" draw:layer="layout" svg:width="13.8cm" svg:height="6.312cm" svg:x="13.6cm" svg:y="4.488cm">
          <draw:image xlink:href="Pictures/100000000000019A000000A3A8C58040.png" xlink:type="simple" xlink:show="embed" xlink:actuate="onLoad">
            <text:p/>
          </draw:image>
        </draw:frame>
        <draw:frame draw:style-name="gr2" draw:text-style-name="P1" draw:layer="layout" svg:width="15.8cm" svg:height="6.4cm" svg:x="3.8cm" svg:y="13.8cm">
          <draw:image xlink:href="Pictures/100000000000019A00000088C2E229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Google 翻譯：中翻英</text:p>
          </draw:text-box>
        </draw:frame>
        <draw:frame draw:style-name="gr2" draw:text-style-name="P1" draw:layer="layout" svg:width="22.833cm" svg:height="11.138cm" svg:x="2.642cm" svg:y="4.962cm">
          <draw:image xlink:href="Pictures/100000000000035F000001A5F3011D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檢索：查詢=&gt; 網頁列表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52cm" svg:y1="8.8cm" svg:x2="11.652cm" svg:y2="11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5.8cm" svg:height="1.8cm" svg:x="16.6cm" svg:y="5.2cm">
          <draw:image xlink:href="Pictures/10000000000000590000002590170897.png" xlink:type="simple" xlink:show="embed" xlink:actuate="onLoad">
            <text:p/>
          </draw:image>
        </draw:frame>
        <draw:frame draw:style-name="gr2" draw:text-style-name="P1" draw:layer="layout" svg:width="3.094cm" svg:height="1.533cm" svg:x="6.306cm" svg:y="5cm">
          <draw:image xlink:href="Pictures/10000000000000750000003ABEB2C5E3.png" xlink:type="simple" xlink:show="embed" xlink:actuate="onLoad">
            <text:p/>
          </draw:image>
        </draw:frame>
        <draw:frame draw:style-name="gr2" draw:text-style-name="P1" draw:layer="layout" svg:width="16.271cm" svg:height="8.915cm" svg:x="5.4cm" svg:y="11.8cm">
          <draw:image xlink:href="Pictures/1000000000000267000001511D0D2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檢索：查詢=&gt; 字詞統計用法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7.8cm" svg:x2="11.6cm" svg:y2="10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10.533cm" svg:height="2.4cm" svg:x="16.067cm" svg:y="5.2cm">
          <draw:image xlink:href="Pictures/100000000000013B0000002609FCA551.png" xlink:type="simple" xlink:show="embed" xlink:actuate="onLoad">
            <text:p/>
          </draw:image>
        </draw:frame>
        <draw:frame draw:style-name="gr2" draw:text-style-name="P1" draw:layer="layout" svg:width="4.816cm" svg:height="1.457cm" svg:x="6.6cm" svg:y="5cm">
          <draw:image xlink:href="Pictures/100000000000012F0000004E67319F4D.png" xlink:type="simple" xlink:show="embed" xlink:actuate="onLoad">
            <text:p/>
          </draw:image>
        </draw:frame>
        <draw:frame draw:style-name="gr2" draw:text-style-name="P1" draw:layer="layout" svg:width="21.695cm" svg:height="10.291cm" svg:x="2.905cm" svg:y="10.6cm">
          <draw:image xlink:href="Pictures/1000000000000334000001853BDA7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HTML文字轉表格</text:p>
          </draw:text-box>
        </draw:frame>
        <draw:frame draw:style-name="gr2" draw:text-style-name="P1" draw:layer="layout" svg:width="6.349cm" svg:height="4.92cm" svg:x="1.851cm" svg:y="5.2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9.8cm" svg:x2="11.6cm" svg:y2="12.4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8.399cm" svg:height="7.538cm" svg:x="16.001cm" svg:y="4.862cm">
          <draw:image xlink:href="Pictures/10000000000000BD000000A472D02642.png" xlink:type="simple" xlink:show="embed" xlink:actuate="onLoad">
            <text:p/>
          </draw:image>
        </draw:frame>
        <draw:frame draw:style-name="gr2" draw:text-style-name="P1" draw:layer="layout" svg:width="3cm" svg:height="2.098cm" svg:x="6.8cm" svg:y="4.822cm">
          <draw:image xlink:href="Pictures/100000000000003A00000025FB2A577B.png" xlink:type="simple" xlink:show="embed" xlink:actuate="onLoad">
            <text:p/>
          </draw:image>
        </draw:frame>
        <draw:frame draw:style-name="gr2" draw:text-style-name="P1" draw:layer="layout" svg:width="10.4cm" svg:height="4.428cm" svg:x="7.4cm" svg:y="14.772cm">
          <draw:image xlink:href="Pictures/10000000000000B0000000361B6997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呈現：HTML文字轉網頁</text:p>
          </draw:text-box>
        </draw:frame>
        <draw:frame draw:style-name="gr2" draw:text-style-name="P1" draw:layer="layout" svg:width="6.349cm" svg:height="4.92cm" svg:x="1.851cm" svg:y="4.68cm">
          <draw:image xlink:href="Pictures/10000000000000F0000000BA42E14165.png" xlink:type="simple" xlink:show="embed" xlink:actuate="onLoad">
            <text:p/>
          </draw:image>
        </draw:frame>
        <draw:line draw:style-name="gr3" draw:text-style-name="P1" draw:layer="layout" svg:x1="7.4cm" svg:y1="6.92cm" svg:x2="10.4cm" svg:y2="9.4cm">
          <text:p/>
        </draw:line>
        <draw:line draw:style-name="gr3" draw:text-style-name="P1" draw:layer="layout" svg:x1="11.6cm" svg:y1="8cm" svg:x2="11.6cm" svg:y2="10.018cm">
          <text:p/>
        </draw:line>
        <draw:line draw:style-name="gr3" draw:text-style-name="P1" draw:layer="layout" svg:x1="15.6cm" svg:y1="6.4cm" svg:x2="12.6cm" svg:y2="9.2cm">
          <text:p/>
        </draw:line>
        <draw:frame draw:style-name="gr2" draw:text-style-name="P1" draw:layer="layout" svg:width="9.842cm" svg:height="9.074cm" svg:x="16.958cm" svg:y="3.6cm">
          <draw:image xlink:href="Pictures/10000000000001740000015748E38EB6.png" xlink:type="simple" xlink:show="embed" xlink:actuate="onLoad">
            <text:p/>
          </draw:image>
        </draw:frame>
        <draw:frame draw:style-name="gr2" draw:text-style-name="P1" draw:layer="layout" svg:width="26.193cm" svg:height="10.582cm" svg:x="0.962cm" svg:y="10.018cm">
          <draw:image xlink:href="Pictures/10000000000003DE00000190FAA00D4A.png" xlink:type="simple" xlink:show="embed" xlink:actuate="onLoad">
            <text:p/>
          </draw:image>
        </draw:frame>
        <draw:frame draw:style-name="gr2" draw:text-style-name="P1" draw:layer="layout" svg:width="3cm" svg:height="2.098cm" svg:x="6.8cm" svg:y="4.822cm">
          <draw:image xlink:href="Pictures/100000000000003A00000025FB2A5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何謂計算語言學？</text:p>
          </draw:text-box>
        </draw:frame>
        <draw:frame presentation:style-name="pr6" draw:layer="layout" svg:width="23cm" svg:height="13.645cm" svg:x="2.5cm" svg:y="5.7cm" presentation:class="outline" presentation:user-transformed="true">
          <draw:text-box>
            <text:list text:style-name="L3">
              <text:list-item>
                <text:p>文字處理、理解、轉換的技術。</text:p>
              </text:list-item>
              <text:list-item>
                <text:p>自然語言：理解、翻譯</text:p>
              </text:list-item>
              <text:list-item>
                <text:p>程式語言：編譯、解譯</text:p>
              </text:list-item>
              <text:list-item>
                <text:p>組合語言：組譯、轉機器碼</text:p>
              </text:list-item>
              <text:list-item>
                <text:p>維基語法：轉換為 HTML</text:p>
              </text:list-item>
              <text:list-item>
                <text:p>HTML : 剖析後呈現在瀏覽器</text:p>
              </text:list-item>
              <text:list-item>
                <text:p>SQL : 剖析後查詢資料庫</text:p>
              </text:list-item>
              <text:list-item>
                <text:p>Google : 剖析後查詢網路資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計算語言學 – 意義 </text:p>
          </draw:text-box>
        </draw:frame>
        <draw:frame presentation:style-name="pr8" draw:layer="layout" svg:width="23cm" svg:height="11.929cm" svg:x="2.5cm" svg:y="5.7cm" presentation:class="outline">
          <draw:text-box>
            <text:list text:style-name="L3">
              <text:list-item>
                <text:p>狹義：自然語言處理的同義詞<text:line-break/><text:line-break/><text:line-break/></text:p>
              </text:list-item>
              <text:list-item>
                <text:p>廣義：泛指任何文字處理技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計算語言學 – 內涵</text:p>
          </draw:text-box>
        </draw:frame>
        <draw:frame presentation:style-name="pr8" draw:layer="layout" svg:width="8.1cm" svg:height="11.929cm" svg:x="2.5cm" svg:y="5.7cm" presentation:class="outline" presentation:user-transformed="true">
          <draw:text-box>
            <text:list text:style-name="L3">
              <text:list-item>
                <text:p>自然語言<text:line-break/></text:p>
              </text:list-item>
              <text:list-item>
                <text:p>文章字串<text:line-break/></text:p>
              </text:list-item>
              <text:list-item>
                <text:p>程式語言<text:line-break/></text:p>
              </text:list-item>
              <text:list-item>
                <text:p>機器語言</text:p>
              </text:list-item>
            </text:list>
          </draw:text-box>
        </draw:frame>
        <draw:line draw:style-name="gr7" draw:text-style-name="P9" draw:layer="layout" svg:x1="10.6cm" svg:y1="10.6cm" svg:x2="17.6cm" svg:y2="10.6cm">
          <text:p text:style-name="P1"><text:span text:style-name="T5">處理</text:span><text:span text:style-name="T5"><text:line-break/></text:span><text:span text:style-name="T5">理解</text:span><text:span text:style-name="T5"><text:line-break/></text:span><text:span text:style-name="T5"><text:line-break/></text:span><text:span text:style-name="T5">轉換</text:span><text:span text:style-name="T5"><text:line-break/></text:span><text:span text:style-name="T5">呈現</text:span></text:p>
        </draw:line>
        <draw:frame draw:style-name="gr4" draw:text-style-name="P10" draw:layer="layout" svg:width="3.889cm" svg:height="2.283cm" svg:x="12.437cm" svg:y="4.846cm">
          <draw:text-box>
            <text:p><text:span text:style-name="T6">計算</text:span></text:p>
          </draw:text-box>
        </draw:frame>
        <draw:frame draw:style-name="gr4" draw:text-style-name="P11" draw:layer="layout" svg:width="3.889cm" svg:height="4.315cm" svg:x="19.111cm" svg:y="8.6cm">
          <draw:text-box>
            <text:p><text:span text:style-name="T7">目標</text:span></text:p>
            <text:p><text:span text:style-name="T7">功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自然語言處理</text:p>
          </draw:text-box>
        </draw:frame>
        <draw:frame presentation:style-name="pr8" draw:layer="layout" svg:width="23cm" svg:height="11.929cm" svg:x="2.5cm" svg:y="5.7cm" presentation:class="outline">
          <draw:text-box>
            <text:list text:style-name="L3">
              <text:list-item>
                <text:p>語言生成</text:p>
              </text:list-item>
              <text:list-item>
                <text:p>詞彙掃描</text:p>
              </text:list-item>
              <text:list-item>
                <text:p>語法剖析</text:p>
              </text:list-item>
              <text:list-item>
                <text:p>語意理解</text:p>
              </text:list-item>
              <text:list-item>
                <text:p>自然語言理解</text:p>
              </text:list-item>
              <text:list-item>
                <text:p>機器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程式語言處理</text:p>
          </draw:text-box>
        </draw:frame>
        <draw:frame presentation:style-name="pr8" draw:layer="layout" svg:width="23cm" svg:height="11.929cm" svg:x="2.5cm" svg:y="5.7cm" presentation:class="outline">
          <draw:text-box>
            <text:list text:style-name="L3">
              <text:list-item>
                <text:p>編譯</text:p>
              </text:list-item>
              <text:list-item>
                <text:p>解譯</text:p>
              </text:list-item>
              <text:list-item>
                <text:p>組譯</text:p>
              </text:list-item>
              <text:list-item>
                <text:p>執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文章字串處理</text:p>
          </draw:text-box>
        </draw:frame>
        <draw:frame presentation:style-name="pr6" draw:layer="layout" svg:width="23cm" svg:height="12.18cm" svg:x="2.5cm" svg:y="5.7cm" presentation:class="outline" presentation:user-transformed="true">
          <draw:text-box>
            <text:list text:style-name="L3">
              <text:list-item>
                <text:p>比對</text:p>
              </text:list-item>
              <text:list-item>
                <text:p>檢索</text:p>
              </text:list-item>
              <text:list-item>
                <text:p>轉換</text:p>
              </text:list-item>
              <text:list-item>
                <text:p>抽取</text:p>
              </text:list-item>
              <text:list-item>
                <text:p>格式化</text:p>
              </text:list-item>
              <text:list-item>
                <text:p>呈現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計算語言學 – 課程群</text:p>
          </draw:text-box>
        </draw:frame>
        <draw:frame presentation:style-name="pr6" draw:layer="layout" svg:width="23cm" svg:height="12.18cm" svg:x="2.5cm" svg:y="5.7cm" presentation:class="outline">
          <draw:text-box>
            <text:list text:style-name="L3">
              <text:list-item>
                <text:p>系統程式</text:p>
              </text:list-item>
              <text:list-item>
                <text:p>編譯器</text:p>
              </text:list-item>
              <text:list-item>
                <text:p>正規語言</text:p>
              </text:list-item>
              <text:list-item>
                <text:p>計算理論</text:p>
              </text:list-item>
              <text:list-item>
                <text:p>自然語言處理</text:p>
              </text:list-item>
              <text:list-item>
                <text:p>全文檢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paper" presentation:presentation-page-layout-name="AL2T1">
        <draw:frame presentation:style-name="pr1" draw:layer="layout" svg:width="24cm" svg:height="3.506cm" svg:x="2cm" svg:y="1.637cm" presentation:class="title" presentation:placeholder="true">
          <draw:text-box/>
        </draw:frame>
        <draw:g>
          <draw:custom-shape draw:style-name="gr8" draw:text-style-name="P12" xml:id="id1" draw:id="id1" draw:layer="layout" svg:width="2.987cm" svg:height="1.087cm" svg:x="12.728cm" svg:y="5.4cm">
            <text:p text:style-name="P1"><text:span text:style-name="T8">X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2.605cm" svg:y="7.031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6.213cm" svg:y="7.031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5" draw:id="id5" draw:layer="layout" svg:width="2.987cm" svg:height="1.087cm" svg:x="7.5cm" svg:y="8.524cm">
            <text:p text:style-name="P1"><text:span text:style-name="T8">&lt;peopl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6" draw:id="id6" draw:layer="layout" svg:width="2.987cm" svg:height="1.086cm" svg:x="9.2cm" svg:y="9.783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21" draw:id="id21" draw:layer="layout" svg:width="2.987cm" svg:height="1.088cm" svg:x="18cm" svg:y="8.456cm">
            <text:p text:style-name="P1"><text:span text:style-name="T8">&lt;/peopl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7" draw:id="id7" draw:layer="layout" svg:width="2.987cm" svg:height="1.086cm" svg:x="15.813cm" svg:y="9.7cm">
            <text:p text:style-name="P1"><text:span text:style-name="T8">X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8" draw:id="id8" draw:layer="layout" svg:width="2.987cm" svg:height="1.087cm" svg:x="9.2cm" svg:y="11.513cm">
            <text:p text:style-name="P1"><text:span text:style-name="T8">X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3" draw:id="id3" draw:layer="layout" svg:width="2.987cm" svg:height="1.086cm" svg:x="12.605cm" svg:y="7.031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4" draw:id="id4" draw:layer="layout" svg:width="2.987cm" svg:height="1.086cm" svg:x="16.213cm" svg:y="7.031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2" draw:id="id2" draw:layer="layout" svg:width="2.987cm" svg:height="1.086cm" svg:x="9.245cm" svg:y="7.031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8.705cm" svg:y="14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2.313cm" svg:y="14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20" draw:id="id20" draw:layer="layout" svg:width="2.987cm" svg:height="1.087cm" svg:x="5.3cm" svg:y="16.293cm">
            <text:p text:style-name="P1"><text:span text:style-name="T8">&lt;nam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6" draw:id="id16" draw:layer="layout" svg:width="2.987cm" svg:height="1.088cm" svg:x="12.274cm" svg:y="16.317cm">
            <text:p text:style-name="P1"><text:span text:style-name="T8">&lt;/nam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7" draw:id="id17" draw:layer="layout" svg:width="2.987cm" svg:height="1.086cm" svg:x="8.705cm" svg:y="14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5" draw:id="id15" draw:layer="layout" svg:width="2.987cm" svg:height="1.086cm" svg:x="12.313cm" svg:y="14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9" draw:id="id19" draw:layer="layout" svg:width="2.987cm" svg:height="1.086cm" svg:x="5.345cm" svg:y="14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8" draw:id="id18" draw:layer="layout" svg:width="2.987cm" svg:height="1.086cm" svg:x="8.7cm" svg:y="16.314cm">
            <text:p text:style-name="P1"><text:span text:style-name="T8">cc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7.405cm" svg:y="11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21.013cm" svg:y="11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2" draw:id="id12" draw:layer="layout" svg:width="2.987cm" svg:height="1.087cm" svg:x="12.2cm" svg:y="13.093cm">
            <text:p text:style-name="P1"><text:span text:style-name="T8">&lt;mail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4" draw:id="id14" draw:layer="layout" svg:width="2.987cm" svg:height="1.088cm" svg:x="22.813cm" svg:y="13.117cm">
            <text:p text:style-name="P1"><text:span text:style-name="T8">&lt;/mail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0" draw:id="id10" draw:layer="layout" svg:width="2.987cm" svg:height="1.086cm" svg:x="17.405cm" svg:y="11.4cm">
            <text:p text:style-name="P1"><text:span text:style-name="T8">INN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1" draw:id="id11" draw:layer="layout" svg:width="2.987cm" svg:height="1.086cm" svg:x="21.013cm" svg:y="11.4cm">
            <text:p text:style-name="P1"><text:span text:style-name="T8">&lt;/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9" draw:id="id9" draw:layer="layout" svg:width="2.987cm" svg:height="1.086cm" svg:x="14.045cm" svg:y="11.4cm">
            <text:p text:style-name="P1"><text:span text:style-name="T8">&lt;TAG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xml:id="id13" draw:id="id13" draw:layer="layout" svg:width="6.6cm" svg:height="1.086cm" svg:x="15.6cm" svg:y="13.114cm">
            <text:p text:style-name="P1"><text:span text:style-name="T8">ccckmit@gmail.co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line" svg:x1="14.221cm" svg:y1="6.487cm" svg:x2="10.738cm" svg:y2="7.031cm" draw:start-shape="id1" draw:start-glue-point="2" draw:end-shape="id2" draw:end-glue-point="0" svg:d="m14221 6487-3483 544" svg:viewBox="0 0 3484 545">
            <text:p/>
          </draw:connector>
          <draw:connector draw:style-name="gr3" draw:text-style-name="P1" draw:layer="layout" draw:type="line" svg:x1="14.221cm" svg:y1="6.487cm" svg:x2="14.098cm" svg:y2="7.031cm" draw:start-shape="id1" draw:start-glue-point="2" draw:end-shape="id3" draw:end-glue-point="0" svg:d="m14221 6487-123 544" svg:viewBox="0 0 124 545">
            <text:p/>
          </draw:connector>
          <draw:connector draw:style-name="gr3" draw:text-style-name="P1" draw:layer="layout" draw:type="line" svg:x1="14.221cm" svg:y1="6.487cm" svg:x2="17.706cm" svg:y2="7.031cm" draw:start-shape="id1" draw:start-glue-point="2" draw:end-shape="id4" draw:end-glue-point="0" svg:d="m14221 6487 3485 544" svg:viewBox="0 0 3486 545">
            <text:p/>
          </draw:connector>
          <draw:connector draw:style-name="gr3" draw:text-style-name="P1" draw:layer="layout" draw:type="line" svg:x1="10.738cm" svg:y1="8.117cm" svg:x2="8.993cm" svg:y2="8.524cm" draw:start-shape="id2" draw:start-glue-point="2" draw:end-shape="id5" draw:end-glue-point="0" svg:d="m10738 8117-1745 407" svg:viewBox="0 0 1746 408">
            <text:p/>
          </draw:connector>
          <draw:connector draw:style-name="gr3" draw:text-style-name="P1" draw:layer="layout" draw:type="line" svg:x1="14.098cm" svg:y1="8.117cm" svg:x2="10.693cm" svg:y2="9.783cm" draw:start-shape="id3" draw:start-glue-point="2" draw:end-shape="id6" draw:end-glue-point="0" svg:d="m14098 8117-3405 1666" svg:viewBox="0 0 3406 1667">
            <text:p/>
          </draw:connector>
          <draw:connector draw:style-name="gr3" draw:text-style-name="P1" draw:layer="layout" draw:type="line" svg:x1="14.099cm" svg:y1="8.117cm" svg:x2="17.306cm" svg:y2="9.7cm" draw:end-shape="id7" draw:end-glue-point="0" svg:d="m14099 8117 3207 1583" svg:viewBox="0 0 3208 1584">
            <text:p/>
          </draw:connector>
          <draw:connector draw:style-name="gr3" draw:text-style-name="P1" draw:layer="layout" draw:type="line" svg:x1="10.693cm" svg:y1="10.869cm" svg:x2="10.693cm" svg:y2="11.513cm" draw:start-shape="id6" draw:start-glue-point="2" draw:end-shape="id8" draw:end-glue-point="0" svg:d="m10693 10869v644" svg:viewBox="0 0 1 645">
            <text:p/>
          </draw:connector>
          <draw:connector draw:style-name="gr3" draw:text-style-name="P1" draw:layer="layout" draw:type="line" svg:x1="17.306cm" svg:y1="10.786cm" svg:x2="15.538cm" svg:y2="11.4cm" draw:start-shape="id7" draw:start-glue-point="2" draw:end-shape="id9" draw:end-glue-point="0" svg:d="m17306 10786-1768 614" svg:viewBox="0 0 1769 615">
            <text:p/>
          </draw:connector>
          <draw:connector draw:style-name="gr3" draw:text-style-name="P1" draw:layer="layout" draw:type="line" svg:x1="17.306cm" svg:y1="10.786cm" svg:x2="18.898cm" svg:y2="11.4cm" draw:start-shape="id7" draw:start-glue-point="2" draw:end-shape="id10" draw:end-glue-point="0" svg:d="m17306 10786 1592 614" svg:viewBox="0 0 1593 615">
            <text:p/>
          </draw:connector>
          <draw:connector draw:style-name="gr3" draw:text-style-name="P1" draw:layer="layout" draw:type="line" svg:x1="17.306cm" svg:y1="10.786cm" svg:x2="22.506cm" svg:y2="11.4cm" draw:start-shape="id7" draw:start-glue-point="2" draw:end-shape="id11" draw:end-glue-point="0" svg:d="m17306 10786 5200 614" svg:viewBox="0 0 5201 615">
            <text:p/>
          </draw:connector>
          <draw:connector draw:style-name="gr3" draw:text-style-name="P1" draw:layer="layout" draw:type="line" svg:x1="15.538cm" svg:y1="12.486cm" svg:x2="13.693cm" svg:y2="13.093cm" draw:start-shape="id9" draw:start-glue-point="2" draw:end-shape="id12" draw:end-glue-point="0" svg:d="m15538 12486-1845 607" svg:viewBox="0 0 1846 608">
            <text:p/>
          </draw:connector>
          <draw:connector draw:style-name="gr3" draw:text-style-name="P1" draw:layer="layout" draw:type="line" svg:x1="18.898cm" svg:y1="12.486cm" svg:x2="18.9cm" svg:y2="13.114cm" draw:start-shape="id10" draw:start-glue-point="2" draw:end-shape="id13" svg:d="m18898 12486 2 628" svg:viewBox="0 0 3 629">
            <text:p/>
          </draw:connector>
          <draw:connector draw:style-name="gr3" draw:text-style-name="P1" draw:layer="layout" draw:type="line" svg:x1="22.506cm" svg:y1="12.486cm" svg:x2="24.306cm" svg:y2="13.117cm" draw:start-shape="id11" draw:start-glue-point="2" draw:end-shape="id14" draw:end-glue-point="0" svg:d="m22506 12486 1800 631" svg:viewBox="0 0 1801 632">
            <text:p/>
          </draw:connector>
          <draw:connector draw:style-name="gr3" draw:text-style-name="P1" draw:layer="layout" draw:type="line" svg:x1="13.806cm" svg:y1="15.486cm" svg:x2="13.767cm" svg:y2="16.317cm" draw:start-shape="id15" draw:start-glue-point="2" draw:end-shape="id16" svg:d="m13806 15486-39 831" svg:viewBox="0 0 40 832">
            <text:p/>
          </draw:connector>
          <draw:connector draw:style-name="gr3" draw:text-style-name="P1" draw:layer="layout" draw:type="line" svg:x1="10.198cm" svg:y1="15.486cm" svg:x2="10.193cm" svg:y2="16.314cm" draw:start-shape="id17" draw:start-glue-point="2" draw:end-shape="id18" svg:d="m10198 15486-5 828" svg:viewBox="0 0 6 829">
            <text:p/>
          </draw:connector>
          <draw:connector draw:style-name="gr3" draw:text-style-name="P1" draw:layer="layout" draw:type="line" svg:x1="6.838cm" svg:y1="15.486cm" svg:x2="6.793cm" svg:y2="16.293cm" draw:start-shape="id19" draw:start-glue-point="2" draw:end-shape="id20" draw:end-glue-point="0" svg:d="m6838 15486-45 807" svg:viewBox="0 0 46 808">
            <text:p/>
          </draw:connector>
          <draw:connector draw:style-name="gr3" draw:text-style-name="P1" draw:layer="layout" draw:type="line" svg:x1="10.693cm" svg:y1="12.6cm" svg:x2="10.198cm" svg:y2="14.4cm" draw:start-shape="id8" draw:start-glue-point="2" draw:end-shape="id17" draw:end-glue-point="0" svg:d="m10693 12600-495 1800" svg:viewBox="0 0 496 1801">
            <text:p/>
          </draw:connector>
          <draw:connector draw:style-name="gr3" draw:text-style-name="P1" draw:layer="layout" draw:type="line" svg:x1="17.706cm" svg:y1="8.117cm" svg:x2="19.493cm" svg:y2="8.456cm" draw:start-shape="id4" draw:start-glue-point="2" draw:end-shape="id21" draw:end-glue-point="0" svg:d="m17706 8117 1787 339" svg:viewBox="0 0 1788 34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paper" presentation:presentation-page-layout-name="AL2T1">
        <draw:frame presentation:style-name="pr1" draw:layer="layout" svg:width="24cm" svg:height="3.506cm" svg:x="2cm" svg:y="1.637cm" presentation:class="title" presentation:placeholder="true">
          <draw:text-box/>
        </draw:frame>
        <draw:frame presentation:style-name="pr6" draw:layer="layout" svg:width="23cm" svg:height="12.18cm" svg:x="2.5cm" svg:y="5.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7T15:56:39.62</meta:creation-date>
    <dc:date>2012-11-29T15:56:49.46</dc:date>
    <meta:editing-duration>PT4H31M41S</meta:editing-duration>
    <meta:editing-cycles>17</meta:editing-cycles>
    <meta:generator>LibreOffice/3.6$Windows_x86 LibreOffice_project/58f22d5-270d05a-e2abed1-ea17a85-9b5702</meta:generator>
    <meta:document-statistic meta:object-count="257"/>
  </office:meta>
</office:document-meta>
</file>